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bb46" officeooo:paragraph-rsid="000bbb46"/>
    </style:style>
    <style:style style:name="P2" style:family="paragraph" style:parent-style-name="Standard">
      <style:text-properties officeooo:rsid="000bbb46" officeooo:paragraph-rsid="000bd5d1"/>
    </style:style>
    <style:style style:name="P3" style:family="paragraph" style:parent-style-name="Standard">
      <style:text-properties officeooo:rsid="000bbb46" officeooo:paragraph-rsid="000cb05d"/>
    </style:style>
    <style:style style:name="P4" style:family="paragraph" style:parent-style-name="Standard">
      <style:paragraph-properties fo:text-align="center" style:justify-single-word="false" fo:padding="0.049cm" fo:border="0.06pt solid #000000" style:shadow="#808080 0.18cm -0.18cm"/>
      <style:text-properties fo:font-weight="bold" officeooo:rsid="000bbb46" officeooo:paragraph-rsid="000bbb46" style:font-weight-asian="bold" style:font-weight-complex="bold"/>
    </style:style>
    <style:style style:name="P5" style:family="paragraph" style:parent-style-name="Standard">
      <style:paragraph-properties fo:text-align="center" style:justify-single-word="false" fo:padding="0.049cm" fo:border="0.06pt solid #000000" style:shadow="#808080 0.18cm -0.18cm"/>
      <style:text-properties fo:font-weight="bold" officeooo:rsid="000bbb46" officeooo:paragraph-rsid="000cb05d" style:font-weight-asian="bold" style:font-weight-complex="bold"/>
    </style:style>
    <style:style style:name="P6" style:family="paragraph" style:parent-style-name="Text_20_body">
      <style:text-properties fo:font-weight="bold" officeooo:rsid="000bbb46" officeooo:paragraph-rsid="000bbb46" style:font-weight-asian="bold" style:font-weight-complex="bold"/>
    </style:style>
    <style:style style:name="P7" style:family="paragraph" style:parent-style-name="Text_20_body">
      <style:text-properties fo:font-weight="bold" officeooo:rsid="000bbb46" officeooo:paragraph-rsid="000bd5d1" style:font-weight-asian="bold" style:font-weight-complex="bold"/>
    </style:style>
    <style:style style:name="P8" style:family="paragraph" style:parent-style-name="Text_20_body">
      <style:text-properties fo:font-weight="bold" officeooo:rsid="000bbb46" officeooo:paragraph-rsid="000cb05d" style:font-weight-asian="bold" style:font-weight-complex="bold"/>
    </style:style>
    <style:style style:name="P9" style:family="paragraph" style:parent-style-name="Text_20_body">
      <style:text-properties fo:font-weight="bold" officeooo:paragraph-rsid="000bd5d1" style:font-weight-asian="bold" style:font-weight-complex="bold"/>
    </style:style>
    <style:style style:name="P10" style:family="paragraph" style:parent-style-name="Text_20_body">
      <style:text-properties fo:font-weight="bold" officeooo:paragraph-rsid="000cb05d" style:font-weight-asian="bold" style:font-weight-complex="bold"/>
    </style:style>
    <style:style style:name="P11" style:family="paragraph" style:parent-style-name="Text_20_body">
      <style:text-properties officeooo:paragraph-rsid="000bd5d1"/>
    </style:style>
    <style:style style:name="P12" style:family="paragraph" style:parent-style-name="Text_20_body">
      <style:text-properties officeooo:paragraph-rsid="000cb05d"/>
    </style:style>
    <style:style style:name="T1" style:family="text">
      <style:text-properties officeooo:rsid="000bbb4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bd5d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bbb46" style:font-weight-asian="bold" style:font-weight-complex="bold"/>
    </style:style>
    <style:style style:name="T6" style:family="text">
      <style:text-properties style:font-name="Liberation Serif1" officeooo:rsid="000bd5d1" style:font-name-asian="Liberation Serif1" style:font-name-complex="Liberation Serif1"/>
    </style:style>
    <style:style style:name="T7" style:family="text">
      <style:text-properties style:font-name="Liberation Serif" officeooo:rsid="000bd5d1" style:font-name-asian="Noto Sans CJK SC" style:font-name-complex="David CL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arème de lecture du conte <text:span text:style-name="T2">Les Trois Frères</text:span></text:p>
      <text:p text:style-name="P1"/>
      <text:p text:style-name="P6"/>
      <text:p text:style-name="P6">I] une lecture de qualité <text:tab/><text:tab/><text:tab/><text:tab/><text:tab/><text:tab/><text:tab/><text:tab/>( <text:s text:c="3"/>/ 8)</text:p>
      <text:p text:style-name="P11"><text:tab/><text:span text:style-name="T6">■</text:span> est-ce que le lecteur respecte les liaisons ? <text:tab/><text:tab/><text:tab/><text:tab/>(<text:span text:style-name="T5"> <text:s text:c="3"/></text:span>/ 1)</text:p>
      <text:p text:style-name="P11"><text:tab/><text:span text:style-name="T6">■</text:span> est-ce que le lecteur respecte la ponctuation ? <text:tab/><text:tab/><text:tab/><text:tab/>(<text:span text:style-name="T5"> <text:s text:c="3"/></text:span>/ 2)</text:p>
      <text:p text:style-name="P11"><text:tab/><text:span text:style-name="T6">■</text:span> est-ce que le lecteur hésite ou bafouille ? <text:tab/><text:tab/><text:tab/><text:tab/><text:tab/>(<text:span text:style-name="T5"> <text:s text:c="3"/></text:span>/ 2)</text:p>
      <text:p text:style-name="P11"><text:tab/><text:span text:style-name="T6">■</text:span> est-ce que le volume sonore est suffisant ? <text:tab/><text:tab/><text:tab/><text:tab/>(<text:span text:style-name="T5"> <text:s text:c="3"/></text:span>/ 1)</text:p>
      <text:p text:style-name="P11"><text:tab/><text:span text:style-name="T6">■</text:span> est-ce que le lecteur lit à la bonne vitesse ? <text:tab/><text:tab/><text:tab/><text:tab/>(<text:span text:style-name="T5"> <text:s text:c="3"/></text:span>/ 2)</text:p>
      <text:p text:style-name="P9"/>
      <text:p text:style-name="P9">II] lire un conte <text:tab/><text:tab/><text:tab/><text:tab/><text:tab/><text:tab/><text:tab/><text:tab/><text:tab/>(<text:span text:style-name="T1"> <text:s text:c="3"/></text:span>/ 12 points)</text:p>
      <text:p text:style-name="P11"><text:tab/><text:span text:style-name="T6">■</text:span> est-ce que la première phrase plonge le lecteur dans l'univers du conte ? (<text:span text:style-name="T5"> <text:s text:c="2"/></text:span>/ 2)</text:p>
      <text:p text:style-name="P11"><text:tab/><text:span text:style-name="T6">■</text:span> est-ce que la dernière phrase conclut le texte ? <text:tab/><text:tab/><text:tab/><text:tab/>(<text:span text:style-name="T5"> <text:s text:c="3"/></text:span>/ 2)</text:p>
      <text:p text:style-name="P11"><text:tab/><text:span text:style-name="T6">■</text:span> est-ce qu'il y a du ton ? (/ 4) = les personnages ont-ils une vie ?<text:tab/><text:tab/><text:span text:style-name="T3">(</text:span><text:span text:style-name="T5"> <text:s text:c="3"/></text:span><text:span text:style-name="T3">/ 4)</text:span></text:p>
      <text:p text:style-name="P11"><text:tab/><text:span text:style-name="T6">■</text:span> est-ce que le découpage du texte est pertinent et cohérent <text:tab/><text:tab/>(<text:span text:style-name="T5"> <text:s text:c="3"/></text:span>/ 4)</text:p>
      <text:p text:style-name="P1"/>
      <text:p text:style-name="P1"/>
      <text:p text:style-name="P1"/>
      <text:p text:style-name="P1"/>
      <text:p text:style-name="P1"/>
      <text:p text:style-name="P5">Barème de lecture du conte <text:span text:style-name="T2">Les Trois Frères</text:span></text:p>
      <text:p text:style-name="P3"/>
      <text:p text:style-name="P8"/>
      <text:p text:style-name="P8">I] une lecture de qualité <text:tab/><text:tab/><text:tab/><text:tab/><text:tab/><text:tab/><text:tab/><text:tab/>( <text:s text:c="3"/>/ 8)</text:p>
      <text:p text:style-name="P12"><text:tab/><text:span text:style-name="T6">■</text:span> est-ce que le lecteur respecte les liaisons ? <text:tab/><text:tab/><text:tab/><text:tab/>(<text:span text:style-name="T5"> <text:s text:c="3"/></text:span>/ 1)</text:p>
      <text:p text:style-name="P12"><text:tab/><text:span text:style-name="T6">■</text:span> est-ce que le lecteur respecte la ponctuation ? <text:tab/><text:tab/><text:tab/><text:tab/>(<text:span text:style-name="T5"> <text:s text:c="3"/></text:span>/ 2)</text:p>
      <text:p text:style-name="P12"><text:tab/><text:span text:style-name="T6">■</text:span> est-ce que le lecteur hésite ou bafouille ? <text:tab/><text:tab/><text:tab/><text:tab/><text:tab/>(<text:span text:style-name="T5"> <text:s text:c="3"/></text:span>/ 2)</text:p>
      <text:p text:style-name="P12"><text:tab/><text:span text:style-name="T6">■</text:span> est-ce que le volume sonore est suffisant ? <text:tab/><text:tab/><text:tab/><text:tab/>(<text:span text:style-name="T5"> <text:s text:c="3"/></text:span>/ 1)</text:p>
      <text:p text:style-name="P12"><text:tab/><text:span text:style-name="T6">■</text:span> est-ce que le lecteur lit à la bonne vitesse ? <text:tab/><text:tab/><text:tab/><text:tab/>(<text:span text:style-name="T5"> <text:s text:c="3"/></text:span>/ 2)</text:p>
      <text:p text:style-name="P10"/>
      <text:p text:style-name="P10">II] lire un conte <text:tab/><text:tab/><text:tab/><text:tab/><text:tab/><text:tab/><text:tab/><text:tab/><text:tab/>(<text:span text:style-name="T1"> <text:s text:c="3"/></text:span>/ 12 points)</text:p>
      <text:p text:style-name="P12"><text:tab/><text:span text:style-name="T6">■</text:span> est-ce que la première phrase plonge le lecteur dans l'univers du conte ? (<text:span text:style-name="T5"> <text:s text:c="2"/></text:span>/ 2)</text:p>
      <text:p text:style-name="P12"><text:tab/><text:span text:style-name="T6">■</text:span> est-ce que la dernière phrase conclut le texte ? <text:tab/><text:tab/><text:tab/><text:tab/>(<text:span text:style-name="T5"> <text:s text:c="3"/></text:span>/ 2)</text:p>
      <text:p text:style-name="P12"><text:tab/><text:span text:style-name="T6">■</text:span> est-ce qu'il y a du ton ? (/ 4) = les personnages ont-ils une vie ?<text:tab/><text:tab/><text:span text:style-name="T3">(</text:span><text:span text:style-name="T5"> <text:s text:c="3"/></text:span><text:span text:style-name="T3">/ 4)</text:span></text:p>
      <text:p text:style-name="P12"><text:span text:style-name="T1"><text:tab/></text:span><text:span text:style-name="T6">■</text:span><text:span text:style-name="T1"> est-ce que le découpage du texte est pertinent et cohérent <text:tab/><text:tab/>(</text:span><text:span text:style-name="T5"> <text:s text:c="3"/></text:span><text:span text:style-name="T1">/ 4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5T17:51:16.315654766</meta:creation-date>
    <dc:date>2020-11-25T18:13:55.839387937</dc:date>
    <meta:editing-duration>PT2M1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4" meta:word-count="300" meta:character-count="1488" meta:non-whitespace-character-count="1040"/>
  </office:meta>
</office:document-meta>
</file>